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1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name-complex="Arial1" style:font-size-complex="11pt"/>
    </style:style>
    <style:style style:name="P2" style:family="paragraph" style:parent-style-name="Standard">
      <style:text-properties style:font-name="Arial" fo:font-size="11pt" fo:font-weight="bold" style:font-name-asian="Times New Roman" style:font-size-asian="11pt" style:font-weight-asian="bold" style:font-name-complex="Arial1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weight="bold" style:font-name-asian="Times New Roman" style:font-size-asian="11pt" style:font-weight-asian="bold" style:font-name-complex="Arial1" style:font-size-complex="11pt"/>
    </style:style>
    <style:style style:name="P4" style:family="paragraph" style:parent-style-name="Standard">
      <style:text-properties style:font-name="Arial" fo:font-size="11pt" fo:language="nb" fo:country="NO" fo:font-weight="bold" style:font-name-asian="Times New Roman" style:font-size-asian="11pt" style:font-weight-asian="bold" style:font-name-complex="Arial1" style:font-size-complex="11pt"/>
    </style:style>
    <style:style style:name="P5" style:family="paragraph" style:parent-style-name="Standard">
      <style:text-properties style:font-name="Arial" fo:font-size="11pt" fo:language="nb" fo:country="NO" style:font-name-asian="Times New Roman" style:font-size-asian="11pt" style:font-name-complex="Arial1" style:font-size-complex="11pt"/>
    </style:style>
    <style:style style:name="P6" style:family="paragraph" style:parent-style-name="Standard">
      <style:text-properties style:font-name="Arial" fo:font-size="11pt" fo:language="nb" fo:country="NO" style:font-size-asian="11pt" style:font-name-complex="Arial1" style:font-size-complex="11pt"/>
    </style:style>
    <style:style style:name="P7" style:family="paragraph" style:parent-style-name="Standard">
      <style:text-properties style:font-name="Arial" fo:font-size="11pt" fo:language="nb" fo:country="NO" fo:font-style="italic" fo:font-weight="bold" style:font-name-asian="Times New Roman" style:font-size-asian="11pt" style:font-style-asian="italic" style:font-weight-asian="bold" style:font-name-complex="Arial1" style:font-size-complex="11pt"/>
    </style:style>
    <style:style style:name="P8" style:family="paragraph" style:parent-style-name="Standard">
      <style:text-properties style:font-name="Arial" fo:font-size="11pt" style:font-name-asian="Times New Roman" style:font-size-asian="11pt" style:font-name-complex="Arial1" style:font-size-complex="11pt"/>
    </style:style>
    <style:style style:name="P9" style:family="paragraph" style:parent-style-name="Standard" style:master-page-name="Standard">
      <style:paragraph-properties style:page-number="auto"/>
      <style:text-properties style:font-name="Arial" fo:font-size="11pt" style:font-size-asian="11pt" style:font-name-complex="Arial1" style:font-size-complex="11pt"/>
    </style:style>
    <style:style style:name="T1" style:family="text">
      <style:text-properties style:font-name="Arial" fo:font-size="11pt" fo:font-weight="bold" style:font-name-asian="Times New Roman" style:font-size-asian="11pt" style:font-weight-asian="bold" style:font-name-complex="Arial1" style:font-size-complex="11pt"/>
    </style:style>
    <style:style style:name="T2" style:family="text">
      <style:text-properties style:font-name="Arial" fo:font-size="11pt" fo:language="nb" fo:country="NO" fo:font-weight="bold" style:font-name-asian="Times New Roman" style:font-size-asian="11pt" style:font-weight-asian="bold" style:font-name-complex="Arial1" style:font-size-complex="11pt"/>
    </style:style>
    <style:style style:name="T3" style:family="text">
      <style:text-properties style:font-name="Arial" fo:font-size="11pt" fo:language="nb" fo:country="NO" style:font-name-asian="Times New Roman" style:font-size-asian="11pt" style:font-name-complex="Arial1" style:font-size-complex="11pt"/>
    </style:style>
    <style:style style:name="T4" style:family="text">
      <style:text-properties style:font-name="Arial" fo:font-size="11pt" fo:language="nb" fo:country="NO" style:font-name-asian="Times New Roman" style:font-size-asian="11pt" style:font-name-complex="Arial1" style:font-size-complex="11pt" style:font-weight-complex="bold"/>
    </style:style>
    <style:style style:name="T5" style:family="text">
      <style:text-properties style:font-name="Arial" fo:font-size="11pt" fo:language="nb" fo:country="NO" fo:font-style="italic" fo:font-weight="bold" style:font-name-asian="Times New Roman" style:font-size-asian="11pt" style:font-style-asian="italic" style:font-weight-asian="bold" style:font-name-complex="Arial1" style:font-size-complex="11pt"/>
    </style:style>
    <style:style style:name="T6" style:family="text">
      <style:text-properties style:font-name="Arial" fo:font-size="11pt" fo:language="nb" fo:country="NO" fo:font-style="italic" style:font-size-asian="11pt" style:font-style-asian="italic" style:font-name-complex="Arial1" style:font-size-complex="11pt"/>
    </style:style>
    <style:style style:name="T7" style:family="text">
      <style:text-properties style:font-name="Arial" fo:font-size="11pt" fo:language="nb" fo:country="NO" fo:font-style="italic" style:font-name-asian="Times New Roman" style:font-size-asian="11pt" style:font-style-asian="italic" style:font-name-complex="Arial1" style:font-size-complex="11pt"/>
    </style:style>
    <style:style style:name="T8" style:family="text">
      <style:text-properties style:font-name="Arial" fo:font-size="11pt" fo:language="nb" fo:country="NO" style:font-size-asian="11pt" style:font-name-complex="Arial1" style:font-size-complex="11pt"/>
    </style:style>
    <style:style style:name="T9" style:family="text">
      <style:text-properties style:font-name="Arial" fo:font-size="11pt" style:font-name-asian="Times New Roman" style:font-size-asian="11pt" style:font-name-complex="Arial1" style:font-size-complex="11pt"/>
    </style:style>
    <style:style style:name="T10" style:family="text">
      <style:text-properties style:font-name="Arial" fo:font-size="11pt" style:font-name-asian="Times New Roman" style:font-size-asian="11pt" style:font-name-complex="Arial1" style:font-size-complex="11pt" style:font-weight-complex="bold"/>
    </style:style>
    <style:style style:name="T11" style:family="text">
      <style:text-properties style:font-name="Arial" fo:font-size="11pt" fo:language="se" fo:country="NO" style:font-name-asian="Times New Roman" style:font-size-asian="11pt" style:font-name-complex="Arial1" style:font-size-complex="11pt"/>
    </style:style>
    <style:style style:name="T12" style:family="text">
      <style:text-properties style:font-name="Arial" fo:font-size="11pt" style:font-size-asian="11pt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Standard"><text:span text:style-name="T1">Preludium</text:span></text:p>
      <text:p text:style-name="P3"/>
      <text:p text:style-name="Standard"><text:span text:style-name="T2">Inngangsbønn – </text:span></text:p>
      <text:p text:style-name="Standard"><text:span text:style-name="T2">klokkerbønn</text:span></text:p>
      <text:p text:style-name="P4"/>
      <text:p text:style-name="P5"/>
      <text:p text:style-name="Standard"><text:span text:style-name="T3">Herre! Jeg er kommet inn i dette ditt hellige hus for å høre hva du, Gud Fader, min skaper, du Herre Jesus, min Frelser, du Hellige Ånd, min trøster i liv og død, </text:span></text:p>
      <text:p text:style-name="Standard"><text:span text:style-name="T3">vil tale til meg. </text:span></text:p>
      <text:p text:style-name="Standard"><text:span text:style-name="T3">Herre! Lat nu opp mitt hjerte ved din Hellige Ånd, </text:span></text:p>
      <text:p text:style-name="Standard"><text:span text:style-name="T3">så jeg av ditt ord må lære å sørge over mine synder, og i liv og død tro på Jesus, </text:span></text:p>
      <text:p text:style-name="Standard"><text:span text:style-name="T3">og hver dag forbedre meg i et hellig liv og levnet. </text:span></text:p>
      <text:p text:style-name="Standard"><text:span text:style-name="T3">Det høre og bønnhøre du ved Jesus Kristus! </text:span></text:p>
      <text:p text:style-name="Standard"><text:span text:style-name="T9">Amen.</text:span></text:p>
      <text:p text:style-name="P2"/>
      <text:p text:style-name="Standard"><text:span text:style-name="T1">Inngangssalme </text:span></text:p>
      <text:p text:style-name="Standard"><text:span text:style-name="T2">Inngangsord</text:span></text:p>
      <text:p text:style-name="Standard"><text:span text:style-name="T3">Kjære menighet.</text:span></text:p>
      <text:p text:style-name="Standard"><text:span text:style-name="T3">Nåde være med dere og</text:span></text:p>
      <text:p text:style-name="Standard"><text:span text:style-name="T3">Fred fra Gud, vår Far, og </text:span></text:p>
      <text:p text:style-name="Standard"><text:soft-page-break/><text:span text:style-name="T9">Herren Jesus Kristus.</text:span></text:p>
      <text:p text:style-name="Standard"><text:span text:style-name="T2">Kyrie eleison</text:span></text:p>
      <text:p text:style-name="Standard"><text:span text:style-name="T3">Kyrie eleison! Gud Fader miskunne deg!</text:span></text:p>
      <text:p text:style-name="Standard"><text:span text:style-name="T3">Kyrie eleison! Herre Krist, miskunne deg!</text:span></text:p>
      <text:p text:style-name="Standard"><text:span text:style-name="T3">Kyrie eleison! herre Hellig Ånd, miskunne deg!</text:span></text:p>
      <text:p text:style-name="P4"/>
      <text:p text:style-name="P4"/>
      <text:p text:style-name="P4"/>
      <text:p text:style-name="Standard"><text:span text:style-name="T2">Gloria</text:span></text:p>
      <text:p text:style-name="Standard"><text:span text:style-name="T5">Presten: </text:span></text:p>
      <text:p text:style-name="Standard"><text:span text:style-name="T3">Ære være Gud i det høyeste!</text:span></text:p>
      <text:p text:style-name="Standard"><text:span text:style-name="T5">Menigheten: </text:span></text:p>
      <text:p text:style-name="Standard"><text:span text:style-name="T3">Og fred på jorden, i mennesker Guds velbehag!</text:span></text:p>
      <text:p text:style-name="P4"/>
      <text:p text:style-name="Standard"><text:span text:style-name="T2">1. tekstlesing</text:span></text:p>
      <text:p text:style-name="Standard"><text:span text:style-name="T3">Det står skrevet </text:span></text:p>
      <text:p text:style-name="P5"/>
      <text:p text:style-name="Standard"><text:span text:style-name="T3">Tekstlesningen avsluttes med:</text:span></text:p>
      <text:p text:style-name="Standard"><text:span text:style-name="T9">Slik lyder Herrens ord.</text:span></text:p>
      <text:p text:style-name="P2"/>
      <text:p text:style-name="Standard"><text:span text:style-name="T2">Trosbekjennelse</text:span></text:p>
      <text:p text:style-name="P4"><text:soft-page-break/></text:p>
      <text:p text:style-name="Standard"><text:span text:style-name="T3">La oss bekjenne vår hellige tro!</text:span></text:p>
      <text:p text:style-name="Standard"><text:span text:style-name="T3">(Menigheten reiser seg)</text:span></text:p>
      <text:p text:style-name="P4"/>
      <text:p text:style-name="Standard"><text:span text:style-name="T3">Jeg tror på Gud Fader, </text:span></text:p>
      <text:p text:style-name="Standard"><text:span text:style-name="T3">den allmektige,</text:span></text:p>
      <text:p text:style-name="Standard"><text:span text:style-name="T3">himmelens og jordens skaper.</text:span></text:p>
      <text:p text:style-name="P5"/>
      <text:p text:style-name="Standard"><text:span text:style-name="T3">Jeg tror på Jesus Kristus, </text:span></text:p>
      <text:p text:style-name="Standard"><text:span text:style-name="T3">Guds enbårne Sønn, vår Herre, </text:span></text:p>
      <text:p text:style-name="Standard"><text:span text:style-name="T3">som ble unnfanget ved Den Hellige Ånd, født av jomfru Maria, </text:span></text:p>
      <text:p text:style-name="Standard"><text:span text:style-name="T3">pint under Pontius Pilatus, </text:span></text:p>
      <text:p text:style-name="Standard"><text:span text:style-name="T3">korsfestet, død og begravet, </text:span></text:p>
      <text:p text:style-name="Standard"><text:span text:style-name="T3">for ned til dødsriket, stod opp fra de døde tredje dag, </text:span></text:p>
      <text:p text:style-name="Standard"><text:span text:style-name="T3">for opp til himmelen, </text:span></text:p>
      <text:p text:style-name="Standard"><text:span text:style-name="T3">sitter ved Guds, den allmektige Faders, høyre hånd, </text:span></text:p>
      <text:p text:style-name="Standard"><text:span text:style-name="T3">skal derfra komme igjen for å dømme levende og døde.</text:span></text:p>
      <text:p text:style-name="P5"/>
      <text:p text:style-name="P5"/>
      <text:p text:style-name="Standard"><text:span text:style-name="T3">Jeg tror på Den Hellige Ånd, en hellige alminnelig kirke, de helliges samfunn, syndenes forlatelse, kjødets oppstandelse og det evige liv.</text:span></text:p>
      <text:p text:style-name="P5"/>
      <text:p text:style-name="P5"><text:soft-page-break/></text:p>
      <text:p text:style-name="P5"/>
      <text:p text:style-name="Standard"><text:span text:style-name="T9">Menigheten synger:</text:span></text:p>
      <text:p text:style-name="Standard"><text:span text:style-name="T9"><text:s/>Amen.</text:span></text:p>
      <text:p text:style-name="P2"/>
      <text:p text:style-name="Standard"><text:span text:style-name="T1">Salme </text:span></text:p>
      <text:p text:style-name="P2"/>
      <text:p text:style-name="P2"/>
      <text:p text:style-name="Standard"><text:span text:style-name="T2">2. tekstlesing</text:span></text:p>
      <text:p text:style-name="P4"/>
      <text:p text:style-name="Standard"><text:span text:style-name="T8">Dette hellige evangelium står skrevet i </text:span><text:span text:style-name="T6">Paulus’ første brev til korinterne, </text:span></text:p>
      <text:p text:style-name="Standard"><text:span text:style-name="T6">kap. 1, 4 – 9</text:span></text:p>
      <text:p text:style-name="P5"/>
      <text:p text:style-name="P5"/>
      <text:p text:style-name="Standard"><text:span text:style-name="T3">Slik lyder Herrens ord </text:span></text:p>
      <text:p text:style-name="Standard"><text:span text:style-name="T3">Hellige oss i sannhet </text:span></text:p>
      <text:p text:style-name="Standard"><text:span text:style-name="T9">Ditt ord er sannhet</text:span></text:p>
      <text:p text:style-name="P2"/>
      <text:p text:style-name="Standard"><text:span text:style-name="T1">Salme</text:span></text:p>
      <text:p text:style-name="P2"/>
      <text:p text:style-name="Standard"><text:span text:style-name="T2">Preken</text:span></text:p>
      <text:p text:style-name="P6"><text:soft-page-break/></text:p>
      <text:p text:style-name="Standard"><text:span text:style-name="T8">Dette hellige evangelium står skrevet hos </text:span><text:span text:style-name="T6">Markus i det 12. kapittel (vers 28 – 34):</text:span></text:p>
      <text:p text:style-name="P4"/>
      <text:p text:style-name="Standard"><text:span text:style-name="T1">Salme</text:span></text:p>
      <text:p text:style-name="P2"/>
      <text:p text:style-name="Standard"><text:span text:style-name="T1">Kunngjøringer</text:span></text:p>
      <text:p text:style-name="P2"/>
      <text:p text:style-name="Standard"><text:span text:style-name="T2">Forbønn</text:span></text:p>
      <text:p text:style-name="P7"/>
      <text:p text:style-name="Standard"><text:span text:style-name="T5">Presten:</text:span></text:p>
      <text:p text:style-name="Standard"><text:span text:style-name="T3">Vær, o Gud, etter ditt løfte enkers forsvar og faderløses far. </text:span></text:p>
      <text:p text:style-name="Standard"><text:span text:style-name="T3">Gi alle syke og sorgfulle lindring og trøst, kom nådig </text:span></text:p>
      <text:p text:style-name="Standard"><text:span text:style-name="T3">de anfektede til hjelp, og dem som er i dødens nød.</text:span></text:p>
      <text:p text:style-name="Standard"><text:span text:style-name="T3">Vær deres styrke som lider trengsel for Jesu navns skyld.</text:span></text:p>
      <text:p text:style-name="Standard"><text:span text:style-name="T3">Gi et fredsommelig og lykkelig samliv, godt og tjenlig vær, rettsindige og kristelige råd til all vår gjerning!</text:span></text:p>
      <text:p text:style-name="P7"/>
      <text:p text:style-name="P7"/>
      <text:p text:style-name="Standard"><text:span text:style-name="T5">Menigheten:</text:span></text:p>
      <text:p text:style-name="Standard"><text:span text:style-name="T3">Herre, hør vår bønn!</text:span></text:p>
      <text:p text:style-name="P4"/>
      <text:p text:style-name="Standard"><text:span text:style-name="T2">Fadervår</text:span></text:p>
      <text:p text:style-name="P4"><text:soft-page-break/></text:p>
      <text:p text:style-name="Standard"><text:span text:style-name="T4">Fader vår, </text:span></text:p>
      <text:p text:style-name="Standard"><text:span text:style-name="T4">du som er i himmelen!<text:line-break/> La ditt navn holdes hellig.<text:line-break/></text:span><text:span text:style-name="T3"> </text:span><text:span text:style-name="T4">La ditt rike komme.<text:line-break/> La din vilje skje på jorden<text:line-break/>som i himmelen.<text:line-break/>Gi oss i dag vårt daglige brød.</text:span><text:span text:style-name="T3"> </text:span></text:p>
      <text:p text:style-name="Standard"><text:span text:style-name="T4">Forlat oss vår skyld,<text:line-break/>som vi òg forlater våre skyldnere.<text:line-break/></text:span><text:span text:style-name="T3"> </text:span><text:span text:style-name="T4">Led oss ikke inn i fristelse,<text:line-break/>men frels oss fra det oonde.<text:line-break/>For riket er ditt, </text:span></text:p>
      <text:p text:style-name="Standard"><text:span text:style-name="T4">og makten og æren i evighet.<text:line-break/></text:span><text:span text:style-name="T10">Amen.</text:span></text:p>
      <text:p text:style-name="P2"/>
      <text:p text:style-name="Standard"><text:span text:style-name="T1">Salme </text:span></text:p>
      <text:p text:style-name="P2"/>
      <text:p text:style-name="Standard"><text:span text:style-name="T2">Velsignelse</text:span></text:p>
      <text:p text:style-name="P4"/>
      <text:p text:style-name="Standard"><text:span text:style-name="T5">Presten:</text:span></text:p>
      <text:p text:style-name="Standard"><text:span text:style-name="T3">La oss prise Herren</text:span></text:p>
      <text:p text:style-name="P5"/>
      <text:p text:style-name="Standard"><text:span text:style-name="T5">Menigheten reiser seg og synger:</text:span></text:p>
      <text:p text:style-name="P7"/>
      <text:p text:style-name="Standard"><text:span text:style-name="T9">Gud være lovet</text:span></text:p>
      <text:p text:style-name="Standard"><text:span text:style-name="T12">Halleluja</text:span></text:p>
      <text:p text:style-name="Standard"><text:span text:style-name="T12">Halleluja</text:span></text:p>
      <text:p text:style-name="Standard"><text:span text:style-name="T12">Halleluja</text:span></text:p>
      <text:p text:style-name="P1"/>
      <text:p text:style-name="Standard"><text:span text:style-name="T5">Presten:</text:span></text:p>
      <text:p text:style-name="P5"><text:soft-page-break/></text:p>
      <text:p text:style-name="Standard"><text:span text:style-name="T3">Ta i mot Herrens velsignelse:</text:span></text:p>
      <text:p text:style-name="P5"/>
      <text:p text:style-name="Standard"><text:span text:style-name="T3">Herren velsigne deg og bevare deg! </text:span></text:p>
      <text:p text:style-name="Standard"><text:span text:style-name="T3">Herren la sitt ansikt lyse over deg og være deg nådig! Herren løfte sitt åsyn på deg og gi deg fred!</text:span></text:p>
      <text:p text:style-name="P5"/>
      <text:p text:style-name="P5"/>
      <text:p text:style-name="P5"/>
      <text:p text:style-name="Standard"><text:span text:style-name="T5">Menigheten synger:</text:span></text:p>
      <text:p text:style-name="Standard"><text:span text:style-name="T3">Amen, amen, amen.</text:span></text:p>
      <text:p text:style-name="P4"/>
      <text:p text:style-name="Standard"><text:span text:style-name="T2">Utgangsbønn</text:span></text:p>
      <text:p text:style-name="Standard"><text:span text:style-name="T3">Klokker</text:span></text:p>
      <text:p text:style-name="P5"/>
      <text:p text:style-name="Standard"><text:span text:style-name="T3">Herre! </text:span></text:p>
      <text:p text:style-name="Standard"><text:span text:style-name="T3">Jeg takker deg </text:span></text:p>
      <text:p text:style-name="Standard"><text:span text:style-name="T3">fordi du har lært meg hva du vil </text:span></text:p>
      <text:p text:style-name="Standard"><text:span text:style-name="T3">at jeg skal gjøre. </text:span></text:p>
      <text:p text:style-name="Standard"><text:span text:style-name="T3">Hjelp meg nu, min Gud, </text:span></text:p>
      <text:p text:style-name="Standard"><text:span text:style-name="T3">ved din Hellige Ånd </text:span></text:p>
      <text:p text:style-name="Standard"><text:span text:style-name="T3">for Jesu Kristi skyld, </text:span></text:p>
      <text:p text:style-name="Standard"><text:soft-page-break/><text:span text:style-name="T3">at jeg må bevare ditt ord i et rent hjerte, styrkes ved det i troen, </text:span></text:p>
      <text:p text:style-name="Standard"><text:span text:style-name="T3">forbedres i et hellig levnet </text:span></text:p>
      <text:p text:style-name="Standard"><text:span text:style-name="T3">og ha trøst av det i liv og død! </text:span></text:p>
      <text:p text:style-name="P5"/>
      <text:p text:style-name="P5"/>
      <text:p text:style-name="Standard"><text:span text:style-name="T9">Amen i Jesu navn.</text:span></text:p>
      <text:p text:style-name="P8"/>
      <text:p text:style-name="P8"/>
      <text:p text:style-name="P8"/>
      <text:p text:style-name="Standard"><text:span text:style-name="T1">Postludium</text:span></text:p>
      <text:p text:style-name="P2"/>
      <text:p text:style-name="P2"/>
      <text:p text:style-name="P8"/>
      <text:p text:style-name="P2"/>
      <text:p text:style-name="P2"/>
      <text:p text:style-name="P8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1" svg:font-family="Time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" fo:font-family="Times" style:font-family-generic="roman" style:font-pitch="variable" fo:font-size="12pt" fo:language="fi" fo:country="FI" style:font-name-asian="Times1" style:font-family-asian="Times" style:font-family-generic-asian="system" style:font-pitch-asian="variable" style:font-size-asian="12pt" style:language-asian="se" style:country-asian="NO" style:font-name-complex="Times New Roman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with-next="always"/>
      <style:text-properties style:font-name="Arial" fo:font-family="Arial" style:font-family-generic="roman" style:font-pitch="variable" fo:font-size="11pt" fo:language="se" fo:country="NO" fo:font-weight="bold" style:font-name-asian="Times New Roman" style:font-family-asian="'Times New Roman'" style:font-family-generic-asian="system" style:font-pitch-asian="variable" style:font-size-asian="11pt" style:language-asian="nb" style:country-asian="NO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Overskrift_20_5_20_Tegn" style:display-name="Overskrift 5 Tegn" style:family="text" style:parent-style-name="Default_20_Paragraph_20_Font">
      <style:text-properties style:font-name="Arial" fo:font-family="Arial" style:font-family-generic="roman" style:font-pitch="variable" fo:language="se" fo:country="NO" fo:font-weight="bold" style:font-name-asian="Times New Roman" style:font-family-asian="'Times New Roman'" style:font-family-generic-asian="system" style:font-pitch-asian="variable" style:language-asian="nb" style:country-asian="NO" style:font-weight-asian="bold" style:font-name-complex="Times New Roman" style:font-family-complex="'Times New Roman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erje Aronsen</meta:initial-creator>
    <dc:creator>Thomas Brevik Kjærstad</dc:creator>
    <meta:editing-cycles>12</meta:editing-cycles>
    <meta:print-date>2008-06-12T10:01:00</meta:print-date>
    <meta:creation-date>2008-06-11T09:22:00</meta:creation-date>
    <dc:date>2020-12-10T07:12:00</dc:date>
    <meta:editing-duration>PT3H31M</meta:editing-duration>
    <meta:generator>LibreOffice/6.4.6.2$Linux_X86_64 LibreOffice_project/40$Build-2</meta:generator>
    <meta:document-statistic meta:table-count="0" meta:image-count="0" meta:object-count="0" meta:page-count="9" meta:paragraph-count="102" meta:word-count="567" meta:character-count="3179" meta:non-whitespace-character-count="2664"/>
    <meta:user-defined meta:name="AppVersion">16.0000</meta:user-defined>
    <meta:user-defined meta:name="Company">Kvensk Institut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